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5in" fo:margin-right="0.5in" fo:text-align="center" style:justify-single-word="false" fo:text-indent="0in" style:auto-text-indent="false" style:page-number="auto" fo:background-color="transparent"/>
      <style:text-properties fo:font-size="28pt" officeooo:rsid="000c5fee" officeooo:paragraph-rsid="000c5fee" style:font-size-asian="28pt" style:language-asian="ja" style:country-asian="JP" style:font-size-complex="28pt"/>
    </style:style>
    <style:style style:name="P2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24pt" officeooo:rsid="000e3f3d" officeooo:paragraph-rsid="000e3f3d" style:font-size-asian="24pt" style:language-asian="ja" style:country-asian="JP" style:font-size-complex="24pt"/>
    </style:style>
    <style:style style:name="P3" style:family="paragraph" style:parent-style-name="Standard">
      <loext:graphic-properties draw:fill="none"/>
      <style:paragraph-properties fo:margin-left="0.5in" fo:margin-right="0.5in" fo:text-align="center" style:justify-single-word="false" fo:text-indent="0in" style:auto-text-indent="false" fo:background-color="transparent"/>
      <style:text-properties fo:color="#ff3838" loext:opacity="100%" fo:font-size="40pt" style:text-underline-style="solid" style:text-underline-width="auto" style:text-underline-color="font-color" officeooo:rsid="000c5fee" officeooo:paragraph-rsid="000c5fee" style:font-size-asian="40pt" style:language-asian="ja" style:country-asian="JP" style:font-size-complex="40pt"/>
    </style:style>
    <style:style style:name="P4" style:family="paragraph" style:parent-style-name="Standard">
      <loext:graphic-properties draw:fill="none"/>
      <style:paragraph-properties fo:margin-left="0.5in" fo:margin-right="0.5in" fo:text-align="start" style:justify-single-word="false" fo:text-indent="0in" style:auto-text-indent="false" fo:background-color="transparent"/>
      <style:text-properties officeooo:paragraph-rsid="00110d98"/>
    </style:style>
    <style:style style:name="T1" style:family="text">
      <style:text-properties fo:font-size="32pt" officeooo:rsid="000e3f3d" style:font-size-asian="32pt" style:language-asian="ja" style:country-asian="JP" style:font-size-complex="32pt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JLPT N5 Reading: John’s Diary #1</text:p>
      <text:p text:style-name="P2"/>
      <text:p text:style-name="P4"><text:ruby text:style-name="Ru1"><text:ruby-base><text:span text:style-name="T1">今日</text:span></text:ruby-base><text:ruby-text>きょう</text:ruby-text></text:ruby><text:span text:style-name="T1">は、</text:span><text:ruby text:style-name="Ru1"><text:ruby-base><text:span text:style-name="T1">図書館</text:span></text:ruby-base><text:ruby-text>としょかん</text:ruby-text></text:ruby><text:span text:style-name="T1">に</text:span><text:ruby text:style-name="Ru1"><text:ruby-base><text:span text:style-name="T1">行</text:span></text:ruby-base><text:ruby-text>い</text:ruby-text></text:ruby><text:span text:style-name="T1">きました。</text:span></text:p>
      <text:p text:style-name="P4"><text:ruby text:style-name="Ru1"><text:ruby-base><text:span text:style-name="T1">本</text:span></text:ruby-base><text:ruby-text>ほん</text:ruby-text></text:ruby><text:span text:style-name="T1">をたくさん</text:span><text:ruby text:style-name="Ru1"><text:ruby-base><text:span text:style-name="T1">読み</text:span></text:ruby-base><text:ruby-text>よ</text:ruby-text></text:ruby><text:span text:style-name="T1">ました。</text:span></text:p>
      <text:p text:style-name="P4"><text:span text:style-name="T1">でも、</text:span><text:ruby text:style-name="Ru1"><text:ruby-base><text:span text:style-name="T1">借り</text:span></text:ruby-base><text:ruby-text>か</text:ruby-text></text:ruby><text:span text:style-name="T1">ませんでした。</text:span></text:p>
      <text:p text:style-name="P4"><text:ruby text:style-name="Ru1"><text:ruby-base><text:span text:style-name="T1">帰</text:span></text:ruby-base><text:ruby-text>か</text:ruby-text></text:ruby><text:span text:style-name="T1">りに、コンビニで</text:span><text:ruby text:style-name="Ru1"><text:ruby-base><text:span text:style-name="T1">雑誌</text:span></text:ruby-base><text:ruby-text>ざっし</text:ruby-text></text:ruby><text:span text:style-name="T1">と</text:span><text:ruby text:style-name="Ru1"><text:ruby-base><text:span text:style-name="T1">弁当</text:span></text:ruby-base><text:ruby-text>べんとう</text:ruby-text></text:ruby><text:span text:style-name="T1">を</text:span><text:ruby text:style-name="Ru1"><text:ruby-base><text:span text:style-name="T1">買</text:span></text:ruby-base><text:ruby-text>か</text:ruby-text></text:ruby><text:span text:style-name="T1">いました。</text:span></text:p>
      <text:p text:style-name="P4"><text:ruby text:style-name="Ru1"><text:ruby-base><text:span text:style-name="T1">日本</text:span></text:ruby-base><text:ruby-text>にはん</text:ruby-text></text:ruby><text:span text:style-name="T1">のコンビニは、とても</text:span><text:ruby text:style-name="Ru1"><text:ruby-base><text:span text:style-name="T1">便利</text:span></text:ruby-base><text:ruby-text>べんり</text:ruby-text></text:ruby><text:span text:style-name="T1">です。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f10d0c" loext:opacity="100%" style:text-position="sub 58%" fo:font-size="6pt" style:text-underline-style="none" fo:background-color="#333333" style:font-size-asian="32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1:56:18.912342447</meta:creation-date>
    <dc:date>2024-01-21T13:31:47.126449645</dc:date>
    <meta:editing-duration>PT1H14M16S</meta:editing-duration>
    <meta:editing-cycles>5</meta:editing-cycles>
    <meta:generator>LibreOffice/7.5.9.2$Linux_X86_64 LibreOffice_project/50$Build-2</meta:generator>
    <meta:document-statistic meta:table-count="0" meta:image-count="0" meta:object-count="0" meta:page-count="1" meta:paragraph-count="6" meta:word-count="82" meta:character-count="108" meta:non-whitespace-character-count="103"/>
  </office:meta>
</office:document-meta>
</file>